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64f4870"/>
    </style:style>
    <style:style style:name="P5" style:family="paragraph" style:parent-style-name="Text_20_body">
      <style:text-properties officeooo:rsid="05e93b0c" officeooo:paragraph-rsid="05e93b0c"/>
    </style:style>
    <style:style style:name="P6" style:family="paragraph" style:parent-style-name="Text_20_body">
      <style:text-properties officeooo:rsid="060497ac" officeooo:paragraph-rsid="0608ccd7"/>
    </style:style>
    <style:style style:name="P7" style:family="paragraph" style:parent-style-name="Text_20_body">
      <style:text-properties officeooo:rsid="060497ac" officeooo:paragraph-rsid="06249399"/>
    </style:style>
    <style:style style:name="P8" style:family="paragraph" style:parent-style-name="Text_20_body">
      <style:text-properties officeooo:rsid="05eb2c2d" officeooo:paragraph-rsid="0609676d"/>
    </style:style>
    <style:style style:name="P9" style:family="paragraph" style:parent-style-name="Text_20_body">
      <style:text-properties officeooo:rsid="062a690c" officeooo:paragraph-rsid="062a690c"/>
    </style:style>
    <style:style style:name="P10" style:family="paragraph" style:parent-style-name="Text_20_body">
      <style:text-properties officeooo:rsid="063a2f8c" officeooo:paragraph-rsid="063a2f8c"/>
    </style:style>
    <style:style style:name="P11" style:family="paragraph" style:parent-style-name="Text_20_body">
      <style:text-properties officeooo:rsid="063b17bb" officeooo:paragraph-rsid="063b17bb"/>
    </style:style>
    <style:style style:name="P12" style:family="paragraph" style:parent-style-name="Text_20_body">
      <style:text-properties officeooo:rsid="06418fbc" officeooo:paragraph-rsid="06418fbc"/>
    </style:style>
    <style:style style:name="P13" style:family="paragraph" style:parent-style-name="Text_20_body">
      <style:text-properties officeooo:paragraph-rsid="064a6a62"/>
    </style:style>
    <style:style style:name="P14" style:family="paragraph" style:parent-style-name="Text_20_body">
      <style:text-properties officeooo:rsid="064a6a62" officeooo:paragraph-rsid="064a6a62"/>
    </style:style>
    <style:style style:name="P15" style:family="paragraph" style:parent-style-name="Text_20_body">
      <style:text-properties officeooo:rsid="0650cbda" officeooo:paragraph-rsid="0650cbda"/>
    </style:style>
    <style:style style:name="P16" style:family="paragraph" style:parent-style-name="Text_20_body">
      <style:text-properties officeooo:rsid="0611694f" officeooo:paragraph-rsid="065371a3"/>
    </style:style>
    <style:style style:name="P17" style:family="paragraph" style:parent-style-name="Text_20_body">
      <style:text-properties officeooo:rsid="0611694f" officeooo:paragraph-rsid="0653f256"/>
    </style:style>
    <style:style style:name="P18" style:family="paragraph" style:parent-style-name="Text_20_body">
      <style:text-properties officeooo:rsid="0661443b" officeooo:paragraph-rsid="066aa281"/>
    </style:style>
    <style:style style:name="P19" style:family="paragraph" style:parent-style-name="Text_20_body">
      <style:text-properties officeooo:rsid="0661443b" officeooo:paragraph-rsid="0688e1b6"/>
    </style:style>
    <style:style style:name="P20" style:family="paragraph" style:parent-style-name="Text_20_body">
      <style:text-properties officeooo:rsid="06249399" officeooo:paragraph-rsid="06249399"/>
    </style:style>
    <style:style style:name="P21" style:family="paragraph" style:parent-style-name="Text_20_body">
      <style:text-properties officeooo:rsid="065ffd86" officeooo:paragraph-rsid="065ffd86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25" style:family="paragraph" style:parent-style-name="Text_20_body">
      <style:paragraph-properties fo:text-align="start" style:justify-single-word="false" style:writing-mode="lr-tb"/>
      <style:text-properties fo:language="en" fo:country="US" officeooo:rsid="066eb9eb" officeooo:paragraph-rsid="068f7e58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61443b" officeooo:paragraph-rsid="066c1e2f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88e1b6" officeooo:paragraph-rsid="0688e1b6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89063b" officeooo:paragraph-rsid="0689063b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689063b" officeooo:paragraph-rsid="068ad2cf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68c192c" officeooo:paragraph-rsid="068c192c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68c367c" officeooo:paragraph-rsid="068c367c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68df790" officeooo:paragraph-rsid="068df790"/>
    </style:style>
    <style:style style:name="P37" style:family="paragraph" style:parent-style-name="Text_20_body">
      <style:paragraph-properties fo:text-align="end" style:justify-single-word="false" style:writing-mode="rl-tb"/>
      <style:text-properties fo:language="en" fo:country="US" officeooo:rsid="068f7e58" officeooo:paragraph-rsid="068f7e58"/>
    </style:style>
    <style:style style:name="P38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62a690c" officeooo:paragraph-rsid="065ffd86"/>
    </style:style>
    <style:style style:name="P40" style:family="paragraph" style:parent-style-name="Text_20_body" style:list-style-name="L1">
      <style:text-properties officeooo:paragraph-rsid="066a7681"/>
    </style:style>
    <style:style style:name="P41" style:family="paragraph" style:parent-style-name="Text_20_body" style:list-style-name="L1">
      <style:text-properties officeooo:rsid="0661443b" officeooo:paragraph-rsid="066aa281"/>
    </style:style>
    <style:style style:name="P42" style:family="paragraph" style:parent-style-name="Text_20_body" style:list-style-name="L1">
      <style:paragraph-properties style:writing-mode="rl-tb"/>
      <style:text-properties officeooo:rsid="06249399" officeooo:paragraph-rsid="067ea3b5"/>
    </style:style>
    <style:style style:name="P43" style:family="paragraph" style:parent-style-name="Text_20_body" style:list-style-name="L1">
      <style:paragraph-properties style:writing-mode="rl-tb"/>
      <style:text-properties officeooo:paragraph-rsid="067edd42"/>
    </style:style>
    <style:style style:name="P44" style:family="paragraph" style:parent-style-name="Text_20_body">
      <style:paragraph-properties fo:text-align="end" style:justify-single-word="false" style:writing-mode="rl-tb"/>
      <style:text-properties fo:language="en" fo:country="US" officeooo:rsid="0688b6b7" officeooo:paragraph-rsid="0688b6b7"/>
    </style:style>
    <style:style style:name="P45" style:family="paragraph" style:parent-style-name="Text_20_body">
      <style:paragraph-properties fo:text-align="end" style:justify-single-word="false" style:writing-mode="rl-tb"/>
      <style:text-properties fo:language="en" fo:country="US" officeooo:rsid="068ad2cf" officeooo:paragraph-rsid="068ad2cf"/>
    </style:style>
    <style:style style:name="P46" style:family="paragraph" style:parent-style-name="Text_20_body">
      <style:paragraph-properties fo:text-align="end" style:justify-single-word="false" style:writing-mode="rl-tb"/>
      <style:text-properties fo:language="en" fo:country="US" officeooo:rsid="0689063b" officeooo:paragraph-rsid="0689063b"/>
    </style:style>
    <style:style style:name="P47" style:family="paragraph" style:parent-style-name="Text_20_body">
      <style:paragraph-properties fo:text-align="end" style:justify-single-word="false" style:writing-mode="rl-tb"/>
      <style:text-properties fo:language="en" fo:country="US" officeooo:rsid="068c367c" officeooo:paragraph-rsid="068c367c"/>
    </style:style>
    <style:style style:name="P48" style:family="paragraph" style:parent-style-name="Text_20_body">
      <style:paragraph-properties fo:text-align="end" style:justify-single-word="false" style:writing-mode="rl-tb"/>
      <style:text-properties fo:language="en" fo:country="US" officeooo:rsid="0671c136" officeooo:paragraph-rsid="068df790"/>
    </style:style>
    <style:style style:name="P49" style:family="paragraph" style:parent-style-name="Text_20_body">
      <style:paragraph-properties fo:text-align="end" style:justify-single-word="false" style:writing-mode="rl-tb"/>
      <style:text-properties fo:language="en" fo:country="US" officeooo:rsid="068df790" officeooo:paragraph-rsid="068df790"/>
    </style:style>
    <style:style style:name="P50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7a9f9"/>
    </style:style>
    <style:style style:name="P51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44343"/>
    </style:style>
    <style:style style:name="P52" style:family="paragraph" style:parent-style-name="Text_20_body" style:list-style-name="L1">
      <style:paragraph-properties fo:text-align="end" style:justify-single-word="false" style:writing-mode="rl-tb"/>
      <style:text-properties officeooo:rsid="0661443b" officeooo:paragraph-rsid="06787087"/>
    </style:style>
    <style:style style:name="P53" style:family="paragraph" style:parent-style-name="Text_20_body" style:list-style-name="L2">
      <style:paragraph-properties fo:margin-top="0in" fo:margin-bottom="0in" loext:contextual-spacing="false"/>
      <style:text-properties officeooo:rsid="065ffd86" officeooo:paragraph-rsid="065ffd86"/>
    </style:style>
    <style:style style:name="P54" style:family="paragraph" style:parent-style-name="Text_20_body">
      <style:paragraph-properties fo:text-align="start" style:justify-single-word="false" style:writing-mode="lr-tb"/>
      <style:text-properties style:text-position="0% 100%" officeooo:rsid="0688b6b7" officeooo:paragraph-rsid="0688b6b7"/>
    </style:style>
    <style:style style:name="P55" style:family="paragraph" style:parent-style-name="Text_20_body">
      <style:paragraph-properties fo:text-align="start" style:justify-single-word="false" style:writing-mode="lr-tb"/>
      <style:text-properties style:text-position="0% 100%" fo:language="en" fo:country="US" officeooo:rsid="0688b6b7" officeooo:paragraph-rsid="0688b6b7"/>
    </style:style>
    <style:style style:name="P56" style:family="paragraph" style:parent-style-name="Text_20_body">
      <style:paragraph-properties fo:text-align="start" style:justify-single-word="false" style:writing-mode="lr-tb"/>
      <style:text-properties fo:language="en" fo:country="US" officeooo:rsid="0688e1b6" officeooo:paragraph-rsid="0688e1b6"/>
    </style:style>
    <style:style style:name="P57" style:family="paragraph" style:parent-style-name="Text_20_body">
      <style:paragraph-properties fo:text-align="start" style:justify-single-word="false" style:writing-mode="lr-tb"/>
      <style:text-properties fo:language="en" fo:country="US" officeooo:rsid="0689063b" officeooo:paragraph-rsid="0689063b"/>
    </style:style>
    <style:style style:name="P58" style:family="paragraph" style:parent-style-name="Text_20_body" style:list-style-name="L1">
      <style:paragraph-properties fo:text-align="start" style:justify-single-word="false" style:writing-mode="lr-tb"/>
      <style:text-properties officeooo:rsid="066eb9eb" officeooo:paragraph-rsid="0688b6b7"/>
    </style:style>
    <style:style style:name="P59" style:family="paragraph" style:parent-style-name="Text_20_body" style:list-style-name="L1">
      <style:paragraph-properties fo:text-align="start" style:justify-single-word="false" style:writing-mode="lr-tb"/>
      <style:text-properties officeooo:rsid="066eb9eb" officeooo:paragraph-rsid="068c367c"/>
    </style:style>
    <style:style style:name="P60" style:family="paragraph" style:parent-style-name="Text_20_body" style:list-style-name="L3">
      <style:paragraph-properties fo:text-align="start" style:justify-single-word="false" style:writing-mode="lr-tb"/>
      <style:text-properties officeooo:rsid="068c367c" officeooo:paragraph-rsid="068c367c"/>
    </style:style>
    <style:style style:name="P61" style:family="paragraph" style:parent-style-name="Text_20_body" style:list-style-name="L3">
      <style:paragraph-properties fo:text-align="start" style:justify-single-word="false" style:writing-mode="lr-tb"/>
      <style:text-properties officeooo:rsid="068c367c" officeooo:paragraph-rsid="068df790"/>
    </style:style>
    <style:style style:name="P62" style:family="paragraph" style:parent-style-name="Text_20_body" style:list-style-name="L4">
      <style:paragraph-properties fo:text-align="start" style:justify-single-word="false" style:writing-mode="lr-tb"/>
      <style:text-properties officeooo:rsid="068c367c" officeooo:paragraph-rsid="068df790"/>
    </style:style>
    <style:style style:name="P63" style:family="paragraph" style:parent-style-name="Text_20_body" style:list-style-name="L4">
      <style:paragraph-properties fo:text-align="start" style:justify-single-word="false" style:writing-mode="lr-tb"/>
      <style:text-properties officeooo:rsid="068c367c" officeooo:paragraph-rsid="068f7e58"/>
    </style:style>
    <style:style style:name="P64" style:family="paragraph" style:parent-style-name="Heading_20_1">
      <style:paragraph-properties fo:line-height="100%"/>
      <style:text-properties officeooo:rsid="04af6545" officeooo:paragraph-rsid="04af6545"/>
    </style:style>
    <style:style style:name="P65" style:family="paragraph" style:parent-style-name="Heading_20_2">
      <style:text-properties officeooo:rsid="0661443b" officeooo:paragraph-rsid="064154fa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fo:font-weight="bold" officeooo:rsid="06687793" style:font-weight-asian="bold" style:font-weight-complex="bold"/>
    </style:style>
    <style:style style:name="T5" style:family="text">
      <style:text-properties fo:font-weight="bold" officeooo:rsid="067ea3b5" style:font-weight-asian="bold" style:font-weight-complex="bold"/>
    </style:style>
    <style:style style:name="T6" style:family="text">
      <style:text-properties fo:font-weight="bold" officeooo:rsid="0688e1b6" style:font-weight-asian="bold" style:font-weight-complex="bold"/>
    </style:style>
    <style:style style:name="T7" style:family="text">
      <style:text-properties officeooo:rsid="05f3078d"/>
    </style:style>
    <style:style style:name="T8" style:family="text">
      <style:text-properties officeooo:rsid="0608ccd7"/>
    </style:style>
    <style:style style:name="T9" style:family="text">
      <style:text-properties officeooo:rsid="0608dc97"/>
    </style:style>
    <style:style style:name="T10" style:family="text">
      <style:text-properties officeooo:rsid="062a690c"/>
    </style:style>
    <style:style style:name="T11" style:family="text">
      <style:text-properties officeooo:rsid="062debeb"/>
    </style:style>
    <style:style style:name="T12" style:family="text">
      <style:text-properties officeooo:rsid="062e7470"/>
    </style:style>
    <style:style style:name="T13" style:family="text">
      <style:text-properties officeooo:rsid="0641c5de"/>
    </style:style>
    <style:style style:name="T14" style:family="text">
      <style:text-properties officeooo:rsid="06444024"/>
    </style:style>
    <style:style style:name="T15" style:family="text">
      <style:text-properties officeooo:rsid="06460657"/>
    </style:style>
    <style:style style:name="T16" style:family="text">
      <style:text-properties officeooo:rsid="064a6a62"/>
    </style:style>
    <style:style style:name="T17" style:family="text">
      <style:text-properties officeooo:rsid="064a7dc7"/>
    </style:style>
    <style:style style:name="T18" style:family="text">
      <style:text-properties officeooo:rsid="064cb271"/>
    </style:style>
    <style:style style:name="T19" style:family="text">
      <style:text-properties officeooo:rsid="064d3c53"/>
    </style:style>
    <style:style style:name="T20" style:family="text">
      <style:text-properties officeooo:rsid="064f4870"/>
    </style:style>
    <style:style style:name="T21" style:family="text">
      <style:text-properties officeooo:rsid="0650cbda"/>
    </style:style>
    <style:style style:name="T22" style:family="text">
      <style:text-properties officeooo:rsid="0611766a"/>
    </style:style>
    <style:style style:name="T23" style:family="text">
      <style:text-properties officeooo:rsid="065371a3"/>
    </style:style>
    <style:style style:name="T24" style:family="text">
      <style:text-properties officeooo:rsid="06551c8b"/>
    </style:style>
    <style:style style:name="T25" style:family="text">
      <style:text-properties officeooo:rsid="065674e5"/>
    </style:style>
    <style:style style:name="T26" style:family="text">
      <style:text-properties officeooo:rsid="0656ce9a"/>
    </style:style>
    <style:style style:name="T27" style:family="text">
      <style:text-properties officeooo:rsid="06587b57"/>
    </style:style>
    <style:style style:name="T28" style:family="text">
      <style:text-properties officeooo:rsid="065b3616"/>
    </style:style>
    <style:style style:name="T29" style:family="text">
      <style:text-properties officeooo:rsid="065efeae"/>
    </style:style>
    <style:style style:name="T30" style:family="text">
      <style:text-properties officeooo:rsid="065ffd8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62a690c" style:font-style-asian="italic" style:font-style-complex="italic"/>
    </style:style>
    <style:style style:name="T33" style:family="text">
      <style:text-properties officeooo:rsid="06669472"/>
    </style:style>
    <style:style style:name="T34" style:family="text">
      <style:text-properties officeooo:rsid="06687793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6701a00"/>
    </style:style>
    <style:style style:name="T37" style:family="text">
      <style:text-properties fo:language="en" fo:country="US" officeooo:rsid="0671c136"/>
    </style:style>
    <style:style style:name="T38" style:family="text">
      <style:text-properties fo:language="en" fo:country="US" fo:font-weight="bold" style:font-weight-asian="bold" style:font-weight-complex="bold"/>
    </style:style>
    <style:style style:name="T39" style:family="text">
      <style:text-properties fo:language="en" fo:country="US" fo:font-weight="bold" officeooo:rsid="0689063b" style:font-weight-asian="bold" style:font-weight-complex="bold"/>
    </style:style>
    <style:style style:name="T40" style:family="text">
      <style:text-properties fo:language="en" fo:country="US" officeooo:rsid="0689063b"/>
    </style:style>
    <style:style style:name="T41" style:family="text">
      <style:text-properties fo:language="en" fo:country="US" fo:font-style="italic" style:font-style-asian="italic" style:font-style-complex="italic"/>
    </style:style>
    <style:style style:name="T42" style:family="text">
      <style:text-properties fo:language="en" fo:country="US" fo:font-style="italic" officeooo:rsid="068ad2cf" style:font-style-asian="italic" style:font-style-complex="italic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fo:language="en" fo:country="US" fo:font-style="normal" officeooo:rsid="068ad2cf" style:font-style-asian="normal" style:font-style-complex="normal"/>
    </style:style>
    <style:style style:name="T45" style:family="text">
      <style:text-properties fo:language="en" fo:country="US" fo:font-style="normal" officeooo:rsid="068c192c" style:font-style-asian="normal" style:font-style-complex="normal"/>
    </style:style>
    <style:style style:name="T46" style:family="text">
      <style:text-properties fo:language="en" fo:country="US" officeooo:rsid="068c367c"/>
    </style:style>
    <style:style style:name="T47" style:family="text">
      <style:text-properties fo:language="en" fo:country="US" officeooo:rsid="066eb9eb"/>
    </style:style>
    <style:style style:name="T48" style:family="text">
      <style:text-properties fo:language="en" fo:country="US" officeooo:rsid="068df790"/>
    </style:style>
    <style:style style:name="T49" style:family="text">
      <style:text-properties fo:language="en" fo:country="US" officeooo:rsid="068f7e58"/>
    </style:style>
    <style:style style:name="T50" style:family="text">
      <style:text-properties officeooo:rsid="067ea3b5"/>
    </style:style>
    <style:style style:name="T51" style:family="text">
      <style:text-properties style:text-position="sub 58%" officeooo:rsid="06687793"/>
    </style:style>
    <style:style style:name="T52" style:family="text">
      <style:text-properties style:text-position="0% 100%" officeooo:rsid="0688b6b7"/>
    </style:style>
    <style:style style:name="T53" style:family="text">
      <style:text-properties style:text-position="0% 100%" officeooo:rsid="0688e1b6"/>
    </style:style>
    <style:style style:name="T54" style:family="text">
      <style:text-properties officeooo:rsid="0688e1b6"/>
    </style:style>
    <style:style style:name="T55" style:family="text">
      <style:text-properties officeooo:rsid="068df79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span text:style-name="T1">מטלה</text:span> <text:span text:style-name="T7">- חלוקת חפצים בדידים</text:span></text:h>
      <text:p text:style-name="Heading_20_2">שאלה <text:span text:style-name="T29">3</text:span>: <text:span text:style-name="T10">חלוקת תיקים בין מפלגות בקואליציה</text:span></text:p>
      <text:p text:style-name="P9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9">א. הציעו אלגוריתם שיאפשר ל<text:span text:style-name="T12">שתי ה</text:span>מפלגות להחליט על חלוקת-תיקים <text:span text:style-name="T30">עם התכונות הבאות:</text:span></text:p>
      <text:list xml:id="list586087324" text:style-name="L2">
        <text:list-item>
          <text:p text:style-name="P53">יעילה פארטו.</text:p>
        </text:list-item>
        <text:list-item>
          <text:p text:style-name="P53">מותר שתהיה רוטציה בין המפלגות בתיק אחד לכל היותר.</text:p>
        </text:list-item>
        <text:list-item>
          <text:p text:style-name="P53">החלוקה תהיה הוגנת, <text:span text:style-name="T31">בהתחשב ב</text:span><text:span text:style-name="T32">גדלים השונים של המפלגות</text:span><text:span text:style-name="T10">.</text:span></text:p>
        </text:list-item>
      </text:list>
      <text:p text:style-name="P21"><text:span text:style-name="T33">הגדירו במדוייק את תכונת ההגינות, ו</text:span>הוכיחו את <text:span text:style-name="T33">נכונות </text:span>האלגוריתם.</text:p>
      <text:p text:style-name="P19"><text:span text:style-name="T4">פתרון</text:span><text:span text:style-name="T34">: נניח שלמפלגה i יש mi</text:span><text:span text:style-name="T51"> </text:span><text:span text:style-name="T52"><text:s/>מנדטים. </text:span></text:p>
      <text:p text:style-name="P19"><text:span text:style-name="T6">תנאי ההגינות</text:span><text:span text:style-name="T54">: </text:span><text:span text:style-name="T52">הכללה </text:span><text:span text:style-name="T53">הגיונית לתכונה של חלוקה </text:span><text:span text:style-name="T52">ללא-קנאה היא: </text:span></text:p>
      <text:p text:style-name="P54"><text:s/>Vi(Xi)/mi ≥ <text:s/>Vi(Xj)/mj</text:p>
      <text:p text:style-name="P44">למשל, אם למפלגה א יש פי 2 מנדטים מלמפלגה ב, נקבל:</text:p>
      <text:p text:style-name="P55"><text:s/>V1(X1) ≥ <text:s/>2*V1(X2)</text:p>
      <text:p text:style-name="P55"><text:s/>V2(X2) ≥ <text:s/>V2(X1)/2</text:p>
      <text:p text:style-name="P31"><text:span text:style-name="T38">האלגוריתם</text:span><text:span text:style-name="T35">: כמו </text:span><text:span text:style-name="T40">באלגוריתם </text:span><text:span text:style-name="T35">המנצח המתוקן, מסדרים את התיקים בסדר יורד של יחס הערכים מפלגה א / מפלגה ב, נותנים את כל התיקים למפלגה ב, ומעבירים תיקים לפי הסדר למפלגה א, עד שיש תיק אחד שאם "נחתוך" אותו נקבל שיחס הערכים שווה ליחס המנדטים, כלומר:</text:span></text:p>
      <text:p text:style-name="P56">V1(X1)/m1 = V2(X2)/m2</text:p>
      <text:p text:style-name="P45">בתיק ש"נחתך" תהיה רוטציה בהתאם ליחס החיתוך, למשל אם מפלגה א מקבלת 0.25 ומפלגה ב 0.75, אז מפלגה א תחזיק בתיק שנה אחת ומפלגה ב שלוש שנים (בהנחה שהממשלה תחזיק מעמד 4 שנים...)</text:p>
      <text:p text:style-name="P31"><text:span text:style-name="T38">הוכח</text:span><text:span text:style-name="T39">ת נכונות</text:span><text:span text:style-name="T40">:</text:span></text:p>
      <text:p text:style-name="P32"><text:span text:style-name="T41">יעילות פארטו</text:span><text:span text:style-name="T35"> – בדיוק כמו בהוכחה של המנצח המתוקן, אפשר נסמן ב-r את יחס הערכים עבור החפץ האחרון שהועבר (או נחתך). החלוקה המתקבלת ממקסמת את הסכום:</text:span></text:p>
      <text:p text:style-name="P57">V1(X1) + r*V2(X2)</text:p>
      <text:p text:style-name="P46">וכל חלוקה הממקסמת סכום של פונקציה עולה של הערכים, היא חלוקה יעילה פארטו.</text:p>
      <text:p text:style-name="P33"><text:span text:style-name="T42">רוטציה בתיק אחד לכל היותר</text:span><text:span text:style-name="T44"> – </text:span><text:span text:style-name="T45">ברור מההגדרה.</text:span></text:p>
      <text:p text:style-name="P34"><text:span text:style-name="T41">הגינות מוכללת </text:span><text:span text:style-name="T43">- </text:span></text:p>
      <text:p text:style-name="P35"><text:span text:style-name="T35">כאמור, החלוקה ממקסמת את הסכום </text:span><text:span text:style-name="T40">V1(X1) + r*V2(X2). </text:span><text:span text:style-name="T35">כיוון שהסכום הזה יכול להיות 100 (אם נותנים הכל למפלגה א) או r*100 (אם נותנים הכל למפלגה ב), הסכום המתקבל חייב להיות לפחות המקסימום מביניהם, כלומר:</text:span></text:p>
      <text:list xml:id="list434814994" text:style-name="L1">
        <text:list-item>
          <text:p text:style-name="P58"><text:soft-page-break/><text:span text:style-name="T35">V</text:span><text:span text:style-name="T46">1</text:span><text:span text:style-name="T35">(X</text:span><text:span text:style-name="T46">1</text:span><text:span text:style-name="T35">) + </text:span><text:span text:style-name="T36">r*</text:span><text:span text:style-name="T35">V</text:span><text:span text:style-name="T46">2</text:span><text:span text:style-name="T35">(X</text:span><text:span text:style-name="T46">2</text:span><text:span text:style-name="T35">) ≥ </text:span><text:span text:style-name="T37">max(</text:span><text:span text:style-name="T35">100,</text:span><text:span text:style-name="T37">100r)</text:span></text:p>
        </text:list-item>
      </text:list>
      <text:p text:style-name="P35"><text:span text:style-name="T37">ב</text:span><text:span text:style-name="T35">נוסף, לפי הגדרת תנאי העצירה של האלגוריתם:</text:span></text:p>
      <text:list xml:id="list164238135622653" text:continue-numbering="true" text:style-name="L1">
        <text:list-item>
          <text:p text:style-name="P59"><text:span text:style-name="T35">V</text:span><text:span text:style-name="T46">2</text:span><text:span text:style-name="T35">(X</text:span><text:span text:style-name="T46">2</text:span><text:span text:style-name="T35">) </text:span><text:span text:style-name="T46">=</text:span><text:span text:style-name="T35"> </text:span><text:span text:style-name="T46">m2*</text:span><text:span text:style-name="T35">V</text:span><text:span text:style-name="T46">1</text:span><text:span text:style-name="T35">(X</text:span><text:span text:style-name="T46">1</text:span><text:span text:style-name="T35">)/</text:span><text:span text:style-name="T46">m1</text:span></text:p>
        </text:list-item>
      </text:list>
      <text:p text:style-name="P47">נציב באי-שיוויון למעלה ונקבל:</text:p>
      <text:list xml:id="list3018537717" text:style-name="L3">
        <text:list-item>
          <text:p text:style-name="P60"><text:span text:style-name="T35">V1(X1)*(1 + r*m2/m1) ≥ </text:span><text:span text:style-name="T37">max(</text:span><text:span text:style-name="T47">100,</text:span><text:span text:style-name="T37">100r)</text:span></text:p>
        </text:list-item>
      </text:list>
      <text:p text:style-name="P48">אם r ≤ 1:</text:p>
      <text:list xml:id="list164239782291348" text:continue-numbering="true" text:style-name="L3">
        <text:list-item>
          <text:p text:style-name="P61"><text:span text:style-name="T37">V1(X1)*(1 + m2/m1) ≥ </text:span><text:span text:style-name="T47">100</text:span></text:p>
        </text:list-item>
      </text:list>
      <text:p text:style-name="P36"><text:span text:style-name="T37">אם r </text:span><text:span text:style-name="T35">&gt;</text:span><text:span text:style-name="T37"> 1:</text:span></text:p>
      <text:list xml:id="list164238778111351" text:continue-numbering="true" text:style-name="L3">
        <text:list-item>
          <text:p text:style-name="P61"><text:span text:style-name="T37">V1(X1)*</text:span><text:span text:style-name="T48">r*</text:span><text:span text:style-name="T37">(1 + m2/m1) ≥ </text:span><text:span text:style-name="T47">100</text:span><text:span text:style-name="T48">r</text:span></text:p>
        </text:list-item>
      </text:list>
      <text:p text:style-name="P49">ולכן בכל מקרה:</text:p>
      <text:list xml:id="list954658497" text:style-name="L4">
        <text:list-item>
          <text:p text:style-name="P62"><text:span text:style-name="T37">V1(X1) </text:span><text:span text:style-name="T48">≥ 100 / (1 + m2/m1) = 100*m1/(m1+m2)</text:span></text:p>
        </text:list-item>
        <text:list-item>
          <text:p text:style-name="P63"><text:span text:style-name="T49">(m1+m2)*</text:span><text:span text:style-name="T37">V1(X1) </text:span><text:span text:style-name="T48">≥ 100*m1</text:span></text:p>
        </text:list-item>
        <text:list-item>
          <text:p text:style-name="P63"><text:span text:style-name="T49">m2*</text:span><text:span text:style-name="T37">V1(X1) </text:span><text:span text:style-name="T48">≥ </text:span><text:span text:style-name="T49">m1*(</text:span><text:span text:style-name="T48">100-</text:span><text:span text:style-name="T49">V1(X1)) = m1*V1(X2)</text:span></text:p>
        </text:list-item>
      </text:list>
      <text:p text:style-name="P37"><text:span text:style-name="T55">ו</text:span>זו בדיוק תכונת ההגינות שהגדרנו למעלה עבור מפלגה 1. אותו חישוב עובד עבור מפלגה 2.</text:p>
      <text:p text:style-name="P2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7T16:42:37.952303016</dc:date>
    <meta:editing-duration>P13DT4H24M35S</meta:editing-duration>
    <meta:editing-cycles>1504</meta:editing-cycles>
    <dc:creator>Erel Segal-Halevi</dc:creator>
    <meta:document-statistic meta:table-count="0" meta:image-count="0" meta:object-count="0" meta:page-count="2" meta:paragraph-count="40" meta:word-count="380" meta:character-count="2080" meta:non-whitespace-character-count="1738"/>
  </office:meta>
</office:document-meta>
</file>